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tsUtils.getLocale( HttpServletRequest request , Ht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utsUtils.getMessageResources( HttpServletRequest request , ServletContext app , String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utsUtils.Struts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utsUtils.getActionForm( HttpServletRequest request , Http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utsUtils.getMessageResources( HttpServletRequest request , ServletContext 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Utils.getActionMappingURL( ServletContext application , HttpServletRequest request , String ac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rutsUtils.errorMarkup( String property , HttpServletRequest request , HttpSession session , ServletContext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Utils.getActionMappingName( String a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utsUtils.selectModule( String urlPath , ServletContext 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utsUtils.getForwardURL( HttpServletRequest request , ServletContext app , String forwa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rutsUtils.getActionFormName( HttpServletRequest request , Ht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utsUtils.getToken( Ht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utsUtils.getErrors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utsUtils.errorMarkup( String property , String bundle , HttpServletRequest request , HttpSession session , ServletContext applica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StrutsUtils.getMessages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rutsUtils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